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körper_20_Einrückung_20_Organon">
      <style:text-properties officeooo:rsid="000e3fe9" officeooo:paragraph-rsid="000a8dda"/>
    </style:style>
    <style:style style:name="P2" style:family="paragraph" style:parent-style-name="Textkörper_20_Einrückung_20_Organon">
      <style:text-properties officeooo:rsid="000e3fe9" officeooo:paragraph-rsid="000e3fe9"/>
    </style:style>
    <style:style style:name="P3" style:family="paragraph" style:parent-style-name="Textkörper_20_Einrückung_20_Organon">
      <style:text-properties officeooo:rsid="000a8dda" officeooo:paragraph-rsid="000a8dda" fo:background-color="#ffff00"/>
    </style:style>
    <style:style style:name="P4" style:family="paragraph" style:parent-style-name="Textkörper_20_Einrückung_20_Organon">
      <style:text-properties officeooo:rsid="000a8dda" officeooo:paragraph-rsid="000a8dda" fo:background-color="transparent"/>
    </style:style>
    <style:style style:name="P5" style:family="paragraph" style:parent-style-name="Textkörper_20_Einrückung_20_Organon">
      <style:text-properties fo:font-weight="bold" officeooo:rsid="000e3fe9" officeooo:paragraph-rsid="000e3fe9" style:font-weight-asian="bold" style:font-weight-complex="bold"/>
    </style:style>
    <style:style style:name="P6" style:family="paragraph" style:parent-style-name="Textkörper_20_Einrückung_20_Organon">
      <style:text-properties fo:font-weight="bold" officeooo:rsid="000a8d49" officeooo:paragraph-rsid="000a8d49" style:font-weight-asian="bold" style:font-weight-complex="bold"/>
    </style:style>
    <style:style style:name="P7" style:family="paragraph" style:parent-style-name="Textkörper_20_Einrückung_20_Organon">
      <style:text-properties fo:font-weight="normal" officeooo:rsid="000e3fe9" officeooo:paragraph-rsid="000e3fe9" style:font-weight-asian="normal" style:font-weight-complex="normal"/>
    </style:style>
    <style:style style:name="T1" style:family="text">
      <style:text-properties officeooo:rsid="000a8d49"/>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a8dda" style:font-weight-asian="normal" style:font-weight-complex="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69">
        <text:h text:style-name="Heading_20_3" text:outline-level="3"><text:bookmark-start text:name="__RefHeading___Toc62926_1640206654"/><text:alphabetical-index-mark-start text:id="IMark139065764"/>Teile Text (Stapel)<text:bookmark-end text:name="__RefHeading___Toc62926_1640206654"/><text:alphabetical-index-mark-end text:id="IMark139065764"/></text:h>
        <text:p text:style-name="P1">Mit der Stapelverarbeitung der Funktion „Teile Text“ kann ein Text in mehrere Dateien und Ordner zerlegt werden. <text:span text:style-name="T1">Die aufgetrennte Datei wird dabei nicht gelöscht, sondern muss vom Nutzer selbst gelöscht werden. Die neuen Dateien werden auf derselben Ebene wie die aufgetrennte Datei angelegt.</text:span></text:p>
        <text:p text:style-name="P1"><text:span text:style-name="T1">Da Organon keine Möglichkeit bietet, diese Aktion rückgängig zu machen, und das Ergebnis der Trennung eventuell schlecht vorhersehbar ist, kann der Nutzer nach der Trennung selbst entscheiden, mit welchen Dateien er weiterarbeiten und welche er löschen möchte. Auf diese Art kann eine Trennung auch erst ausprobiert werden.</text:span></text:p>
        <text:p text:style-name="P1"/>
        <text:p text:style-name="P3">Tip:</text:p>
        <text:p text:style-name="P4">Um eine Trennung zunächst auszuprobieren, ist es ratsam, einen Ordner anzulegen und die zu trennende Datei in diesen Ordner zu verschieben. Sollen die neu erzeugten Datei wieder gelöscht werden, wird die Ausgangsdatei wieder aus dem Ordner herausgenommen und die neuen Dateien können bequem mit dem gesamten Order gelöscht werden.</text:p>
        <text:p text:style-name="P2"/>
        <text:p text:style-name="P2">Die <text:span text:style-name="T2">Wortsuche</text:span> teilt den Ausgangstext vor der Fundstelle des gesuchten Wortes.</text:p>
        <text:p text:style-name="P2">Die Wortsuche unterscheidet nicht zwischen Groß- und Kleinschreibung.</text:p>
        <text:p text:style-name="P2"/>
        <text:p text:style-name="P5">Regulärer Ausdruck <text:span text:style-name="T3">entspricht in seiner Funktionsweise der Writer Suche.</text:span></text:p>
        <text:p text:style-name="P5"><text:span text:style-name="T3">Siehe: </text:span><text:a xlink:type="simple" xlink:href="https://wiki.openoffice.org/wiki/Documentation/How_Tos/Regular_Expressions_in_Writer" text:style-name="Internet_20_link" text:visited-style-name="Visited_20_Internet_20_Link"><text:span text:style-name="T3">https://wiki.openoffice.org/wiki/Documentation/How_Tos/Regular_Expressions_in_Writer</text:span></text:a></text:p>
        <text:p text:style-name="P7"/>
        <text:p text:style-name="P5"><text:span text:style-name="T3">Die Option </text:span>Leerzeilen<text:span text:style-name="T3"> teilt den Text bei Vorkommen von Leerzeilen.</text:span></text:p>
        <text:p text:style-name="P7"/>
        <text:p text:style-name="P5"><text:span text:style-name="T3">Werden </text:span>Überschriften<text:span text:style-name="T3"> ausgewählt, wird der Text anhand seiner Überschriften in der Standardformatierung geteilt (Überschrift, Überschrift1, Überschrift2 etc.). </text:span></text:p>
        <text:p text:style-name="P7"/>
        <text:p text:style-name="P5"><text:span text:style-name="T3">Während </text:span>Wortsuche<text:span text:style-name="T3"> und </text:span>Leerzeilen<text:span text:style-name="T3"> Dateien erzeugen, werden </text:span>Überschriften<text:span text:style-name="T3"> als Ordner erstellt. Die Überschriften werden in ihrer Hierarchie in den neu erzeugten Ordnern gespiegelt.</text:span></text:p>
        <text:p text:style-name="P5"><text:span text:style-name="T3"/></text:p>
        <text:p text:style-name="P6">Verlinke Querverweise in neue Dateien <text:span text:style-name="T3">wandelt Querverweise, die von anderen Dateien auf Verweisziele in der ausgewählten und zu teilenden Datei verweisen, so um, dass sie nach der Trennung auf die entsprechenden Stellen in den neuen Dateien verweisen.</text:span></text:p>
        <text:p text:style-name="P6"><text:soft-page-break/><text:span text:style-name="T3">Diese Option </text:span><text:span text:style-name="T4">sollte beim probeweisen Trennen nicht aktiviert sein, da einmal umverlinkte Querverweise ihr Verweisziel verlieren, wenn die Dateien, die das Ziel enthalten, gelöscht werde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Textkörper_20_Einrückung_20_Organon" style:display-name="Textkörper Einrückung Organon" style:family="paragraph" style:parent-style-name="Text_20_body_20_indent" style:class="text">
      <style:paragraph-properties fo:line-height="15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19T07:14:12.270000000</dc:date>
    <meta:editing-duration>P0D</meta:editing-duration>
    <meta:editing-cycles>1</meta:editing-cycles>
    <meta:document-statistic meta:table-count="0" meta:image-count="0" meta:object-count="0" meta:page-count="2" meta:paragraph-count="14" meta:word-count="285" meta:character-count="2118" meta:non-whitespace-character-count="1846"/>
    <meta:generator>LibreOffice/5.0.4.2$Windows_x86 LibreOffice_project/2b9802c1994aa0b7dc6079e128979269cf95bc78</meta:generator>
  </office:meta>
</office:document-meta>
</file>